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cdngeneralcf.rentcafe.com/dmslivecafe/2/117677/Asset%201(1).png?&amp;quality=85" draw:style-name="gr1" draw:text-style-name="P1" svg:width="3.527cm" svg:height="3.527cm" svg:x="0cm" svg:y="0.903cm">
            <draw:image xlink:href="https://cdngeneralcf.rentcafe.com/dmslivecafe/2/117677/Asset%201(1).png?&amp;quality=85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.ca/bayview-village?_yTrackUser=MjY3NzUzNzI3NSM5MDE0NjQyOTM%253d-zZmBNOhVcfo%253d&amp;_yTrackVisit=NDUxMDQzNzQ0MSMyMDIxNjMzNDA3-M27OHDcmqF0%253d&amp;_yTrackReqDT=37212220240603" xlink:type="simple"> </text:a> <text:a xlink:href="tel:(416)%20977-3177" xlink:type="simple">(416) 977-3177</text:a><text:a xlink:href="https://amica-bayview-village-rentcafewebsite.securecafe.com/residentservices/amica-bayview-village/payments.aspx#nav" xlink:type="simple">MENU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home.aspx" xlink:type="simple"> 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" xlink:type="simple">Payments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ysign.aspx" xlink:type="simple">ySign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attachments.aspx" xlink:type="simple"> 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rofile.aspx" xlink:type="simple"> 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logout.aspx" xlink:type="simple"> 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top" xlink:type="simple">Return to Content</text:a>Logged in as: Diane Rogers</text:p>
          </table:table-cell>
          <table:covered-table-cell table:number-columns-repeated="5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6" table:number-rows-spanned="1">
            <text:p>Payments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MakePayments" xlink:type="simple">Make Payments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Auto-paySetup" xlink:type="simple">Auto-pay Setup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PendingActivity" xlink:type="simple">Pending Activity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RecentActivity" xlink:type="simple">Recent Activity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PaymentAccounts" xlink:type="simple">Payment Accounts</text:a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PayerStatement" xlink:type="simple">Payer Statement</text:a></text:p>
          </table:table-cell>
          <table:covered-table-cell table:number-columns-repeated="5"/>
          <table:table-cell table:number-columns-repeated="5"/>
        </table:table-row>
        <table:table-row table:style-name="ro4">
          <table:table-cell table:style-name="ce1" office:value-type="string" calcext:value-type="string" table:number-columns-spanned="6" table:number-rows-spanned="1">
            <text:p>This page indicates transactions that have been fully processed in our system and have been posted to your ledger. Onetime payments and Auto-Payments will be withdrawn from your Bank Account within 1-2 banking business days of the submitted/scheduled date. If we are unable to withdraw the funds from your bank account, a late fee and/or an NSF fee may be charged and your account balance will be updated accordingly.Online payments are reflected in the Recent Activity only after they are fully processed.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 records per pageSearch: 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Credits</text:p>
          </table:table-cell>
          <table:table-cell table:style-name="ce3" office:value-type="string" calcext:value-type="string">
            <text:p>Payments</text:p>
          </table:table-cell>
          <table:table-cell table:style-name="ce3" office:value-type="string" calcext:value-type="string">
            <text:p>Balance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3/2024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75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48.75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2/2024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75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77.71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1/2024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75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23.75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2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94.3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1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509.0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0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725.3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9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533.99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8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525.45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7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58.0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6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79.9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5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20.8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4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28.16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3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94.3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2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67.48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1/2023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4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96.13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2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1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7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0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7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9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7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8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7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7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6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5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2.92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4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80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3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7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2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7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1/2022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88.6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2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0.6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1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0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9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8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7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4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6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265.70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5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3.6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4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94.69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3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6.91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2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9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01/2021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6.17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01/12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9.67</text:p>
          </table:table-cell>
          <table:table-cell table:number-columns-repeated="4"/>
          <table:table-cell table:style-name="ce8" office:value-type="float" office:value="375" calcext:value-type="float">
            <text:p>375</text:p>
          </table:table-cell>
        </table:table-row>
        <table:table-row table:style-name="ro5">
          <table:table-cell table:style-name="ce4" office:value-type="string" calcext:value-type="string">
            <text:p>01/11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6.67</text:p>
          </table:table-cell>
          <table:table-cell table:number-columns-repeated="4"/>
          <table:table-cell table:style-name="ce8" office:value-type="float" office:value="375" calcext:value-type="float">
            <text:p>375</text:p>
          </table:table-cell>
        </table:table-row>
        <table:table-row table:style-name="ro5">
          <table:table-cell table:style-name="ce4" office:value-type="string" calcext:value-type="string">
            <text:p>01/10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4"/>
          <table:table-cell table:style-name="ce8" office:value-type="float" office:value="375" calcext:value-type="float">
            <text:p>375</text:p>
          </table:table-cell>
        </table:table-row>
        <table:table-row table:style-name="ro5">
          <table:table-cell table:style-name="ce4" office:value-type="string" calcext:value-type="string">
            <text:p>01/09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2.17</text:p>
          </table:table-cell>
          <table:table-cell table:number-columns-repeated="4"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8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56.67</text:p>
          </table:table-cell>
          <table:table-cell table:number-columns-repeated="4"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7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3"/>
          <table:table-cell table:formula="of:=SUM([.K:.K])" office:value-type="float" office:value="18261.1" calcext:value-type="float">
            <text:p>18261.1</text:p>
          </table:table-cell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6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4"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5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2"/>
          <table:table-cell table:style-name="ce7" office:value-type="string" calcext:value-type="string">
            <text:p>$375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4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2"/>
          <table:table-cell table:style-name="ce7" office:value-type="string" calcext:value-type="string">
            <text:p>$375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3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49.17</text:p>
          </table:table-cell>
          <table:table-cell table:number-columns-repeated="2"/>
          <table:table-cell table:style-name="ce7" office:value-type="string" calcext:value-type="string">
            <text:p>$375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2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361.17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1/2020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35.90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12/2019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1,463.83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11/2019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433.19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10/2019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514.44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49" calcext:value-type="float">
            <text:p>349</text:p>
          </table:table-cell>
        </table:table-row>
        <table:table-row table:style-name="ro5">
          <table:table-cell table:style-name="ce4" office:value-type="string" calcext:value-type="string">
            <text:p>01/09/2019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620.74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5">
          <table:table-cell table:style-name="ce4" office:value-type="string" calcext:value-type="string">
            <text:p>01/08/2019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309.0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($7,618.03)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5">
          <table:table-cell table:style-name="ce4" office:value-type="string" calcext:value-type="string">
            <text:p>04/07/2019</text:p>
          </table:table-cell>
          <table:table-cell table:style-name="ce1" office:value-type="string" calcext:value-type="string">
            <text:p>Sondercare Bed Rental*</text:p>
          </table:table-cell>
          <table:table-cell table:style-name="ce4" office:value-type="string" calcext:value-type="string">
            <text:p>$279.10</text:p>
          </table:table-cell>
          <table:table-cell table:number-columns-repeated="2" table:style-name="ce4" office:value-type="string" calcext:value-type="string">
            <text:p>$0.00</text:p>
          </table:table-cell>
          <table:table-cell table:style-name="ce4" office:value-type="string" calcext:value-type="string">
            <text:p>$279.10</text:p>
          </table:table-cell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Showing 1 to 57 of 57 entries (filtered from 568 total entries)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" xlink:type="simple">← Previous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" xlink:type="simple">1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" xlink:type="simple">Next →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4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5" table:number-columns-spanned="6" table:number-rows-spanned="1"/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5" table:number-columns-spanned="6" table:number-rows-spanned="1"/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://maps.google.com/?q=15+Barberry+Place++North+York+ON+M2K+1G9" xlink:type="simple">Amica Bayview Village15 Barberry Place North York, ON M2K 1G9</text:a><text:a xlink:href="tel:(416)%20977-3177" xlink:type="simple">(416) 977-3177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www.facebook.com/AmicaSeniorLifestyles/" xlink:type="simple"> 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www.linkedin.com/company/amica-senior-lifestyles/" xlink:type="simple"> 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5">
          <table:table-cell table:style-name="ce1" office:value-type="string" calcext:value-type="string" table:number-columns-spanned="6" table:number-rows-spanned="1">
            <text:p>© Amica Senior Lifestyles Inc. 2024 All Rights Reserved | Website Design by RentCafe (© 2024 Yardi Systems, Inc. All Rights Reserved.) | <text:a xlink:href="https://amica-bayview-village-rentcafewebsite.securecafe.com/residentservices/amica-bayview-village/accessibility.aspx" xlink:type="simple"> Accessibility Statement </text:a>| <text:a xlink:href="https://amica-bayview-village-rentcafewebsite.securecafe.com/residentservices/amica-bayview-village/EmailUnSubscribe.aspx" xlink:type="simple">Unsubscribe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HelpTooltipSlideContent" xlink:type="simple"> 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style-name="ce1" office:value-type="string" calcext:value-type="string" table:number-columns-spanned="6" table:number-rows-spanned="1">
            <text:p><text:a xlink:href="https://amica-bayview-village-rentcafewebsite.securecafe.com/residentservices/amica-bayview-village/payments.aspx#ContactSlideContent" xlink:type="simple"> </text:a>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309" calcext:value-type="float">
            <text:p>309</text:p>
          </table:table-cell>
        </table:table-row>
        <table:table-row table:style-name="ro6">
          <table:table-cell table:number-columns-repeated="8"/>
          <table:table-cell table:style-name="ce7" office:value-type="string" calcext:value-type="string">
            <text:p>$309.00</text:p>
          </table:table-cell>
          <table:table-cell/>
          <table:table-cell table:style-name="ce8" office:value-type="float" office:value="279.1" calcext:value-type="float">
            <text:p>279.1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$309.0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$309.0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$309.0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$309.0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$309.0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$309.0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$279.10</text:p>
          </table:table-cell>
          <table:table-cell table:number-columns-repeated="2"/>
        </table:table-row>
        <table:table-row table:style-name="ro1" table:number-rows-repeated="10484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31:55.351704096</meta:creation-date>
    <dc:date>2024-04-01T16:29:12.202813829</dc:date>
    <meta:editing-duration>P25DT22H46M46S</meta:editing-duration>
    <meta:editing-cycles>1</meta:editing-cycles>
    <meta:document-statistic meta:table-count="1" meta:cell-count="490" meta:object-count="1"/>
    <meta:generator>LibreOffice/24.2.0.3$MacOSX_AARCH64 LibreOffice_project/da48488a73ddd66ea24cf16bbc4f7b9c08e9bea1</meta:generator>
    <meta:user-defined meta:name=""/>
  </office:meta>
</office:document-meta>
</file>